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ReplyHdr.form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Over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PaymentN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HttpReplyH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ReplyHdr.form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Part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Mo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Acce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Error( String error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ReplyHdr.form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ErrorBody( String error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ReplyHdr.formInternal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Server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Forb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Ok( String contentType , long content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ReplyHdr.form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NotImpleme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ReplyHdr.formUnauto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